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9c0d" officeooo:paragraph-rsid="000e9c0d"/>
    </style:style>
    <style:style style:name="P2" style:family="paragraph" style:parent-style-name="Standard">
      <style:text-properties officeooo:rsid="000e9c0d" officeooo:paragraph-rsid="0010fe55"/>
    </style:style>
    <style:style style:name="P3" style:family="paragraph" style:parent-style-name="Standard">
      <style:text-properties officeooo:rsid="000e9c0d" officeooo:paragraph-rsid="0012dab6"/>
    </style:style>
    <style:style style:name="P4" style:family="paragraph" style:parent-style-name="Standard">
      <style:text-properties officeooo:rsid="000e9c0d" officeooo:paragraph-rsid="0014a381"/>
    </style:style>
    <style:style style:name="P5" style:family="paragraph" style:parent-style-name="Standard">
      <style:text-properties officeooo:rsid="000e9c0d" officeooo:paragraph-rsid="0014f17c"/>
    </style:style>
    <style:style style:name="P6" style:family="paragraph" style:parent-style-name="Standard">
      <style:text-properties officeooo:paragraph-rsid="0012dab6"/>
    </style:style>
    <style:style style:name="P7" style:family="paragraph" style:parent-style-name="Standard">
      <style:text-properties officeooo:rsid="0010fe55" officeooo:paragraph-rsid="0010fe55"/>
    </style:style>
    <style:style style:name="P8" style:family="paragraph" style:parent-style-name="Standard">
      <style:text-properties officeooo:paragraph-rsid="000e9c0d"/>
    </style:style>
    <style:style style:name="P9" style:family="paragraph" style:parent-style-name="Standard">
      <style:text-properties officeooo:paragraph-rsid="0014a381"/>
    </style:style>
    <style:style style:name="P10" style:family="paragraph" style:parent-style-name="Standard">
      <style:text-properties style:text-line-through-style="none" style:text-line-through-type="none" officeooo:rsid="000e9c0d" officeooo:paragraph-rsid="000e9c0d"/>
    </style:style>
    <style:style style:name="P11" style:family="paragraph" style:parent-style-name="Standard">
      <style:text-properties style:text-line-through-style="none" style:text-line-through-type="none" officeooo:rsid="0014a381" officeooo:paragraph-rsid="000e9c0d"/>
    </style:style>
    <style:style style:name="P12" style:family="paragraph" style:parent-style-name="Standard">
      <style:text-properties officeooo:paragraph-rsid="00177edd"/>
    </style:style>
    <style:style style:name="P13" style:family="paragraph" style:parent-style-name="Standard">
      <style:text-properties officeooo:rsid="00193bdc" officeooo:paragraph-rsid="00193bdc"/>
    </style:style>
    <style:style style:name="P14" style:family="paragraph" style:parent-style-name="Standard">
      <style:text-properties fo:color="#bcbec4" loext:opacity="100%" style:font-name="JetBrains Mono" fo:font-size="11.5pt" fo:font-style="normal" fo:font-weight="normal" officeooo:paragraph-rsid="0019afc0" style:font-size-asian="11.5pt" style:font-style-asian="normal" style:font-weight-asian="normal"/>
    </style:style>
    <style:style style:name="P15" style:family="paragraph" style:parent-style-name="Standard">
      <style:text-properties officeooo:paragraph-rsid="001b21b1"/>
    </style:style>
    <style:style style:name="P16" style:family="paragraph" style:parent-style-name="Standard">
      <style:text-properties officeooo:rsid="0019afc0" officeooo:paragraph-rsid="0019afc0"/>
    </style:style>
    <style:style style:name="P17" style:family="paragraph" style:parent-style-name="Standard">
      <style:text-properties fo:color="#6aab73" loext:opacity="100%" style:font-name="JetBrains Mono" fo:font-size="11.5pt" fo:font-style="normal" fo:font-weight="normal" officeooo:paragraph-rsid="001b21b1" style:font-size-asian="11.5pt" style:font-style-asian="normal" style:font-weight-asian="normal"/>
    </style:style>
    <style:style style:name="P18" style:family="paragraph" style:parent-style-name="Standard">
      <style:text-properties officeooo:rsid="001cafa3" officeooo:paragraph-rsid="001cafa3"/>
    </style:style>
    <style:style style:name="T1" style:family="text">
      <style:text-properties officeooo:rsid="00100d8b"/>
    </style:style>
    <style:style style:name="T2" style:family="text">
      <style:text-properties officeooo:rsid="0010fe55"/>
    </style:style>
    <style:style style:name="T3" style:family="text">
      <style:text-properties officeooo:rsid="0012dab6"/>
    </style:style>
    <style:style style:name="T4" style:family="text">
      <style:text-properties fo:color="#cf8e6d" loext:opacity="100%" style:font-name="JetBrains Mono" fo:font-size="11.5pt" fo:font-style="normal" fo:font-weight="normal" style:font-size-asian="11.5pt" style:font-style-asian="normal" style:font-weight-asian="normal"/>
    </style:style>
    <style:style style:name="T5" style:family="text">
      <style:text-properties fo:color="#bcbec4" loext:opacity="100%" style:font-name="JetBrains Mono" fo:font-size="11.5pt" fo:font-style="normal" fo:font-weight="normal" style:font-size-asian="11.5pt" style:font-style-asian="normal" style:font-weight-asian="normal"/>
    </style:style>
    <style:style style:name="T6" style:family="text">
      <style:text-properties fo:color="#bcbec4" loext:opacity="100%" style:font-name="JetBrains Mono" fo:font-size="11.5pt" fo:font-style="normal" fo:font-weight="normal" officeooo:rsid="00193bdc" style:font-size-asian="11.5pt" style:font-style-asian="normal" style:font-weight-asian="normal"/>
    </style:style>
    <style:style style:name="T7" style:family="text">
      <style:text-properties fo:color="#2aacb8" loext:opacity="100%" style:font-name="JetBrains Mono" fo:font-size="11.5pt" fo:font-style="normal" fo:font-weight="normal" style:font-size-asian="11.5pt" style:font-style-asian="normal" style:font-weight-asian="normal"/>
    </style:style>
    <style:style style:name="T8" style:family="text">
      <style:text-properties fo:color="#c77dbb" loext:opacity="100%" style:font-name="JetBrains Mono" fo:font-size="11.5pt" fo:font-style="italic" fo:font-weight="normal" style:font-size-asian="11.5pt" style:font-style-asian="italic" style:font-weight-asian="normal"/>
    </style:style>
    <style:style style:name="T9" style:family="text">
      <style:text-properties fo:color="#c57633" loext:opacity="100%" style:font-name="JetBrains Mono" fo:font-size="11.5pt" fo:font-style="normal" fo:font-weight="normal" style:font-size-asian="11.5pt" style:font-style-asian="normal" style:font-weight-asian="normal"/>
    </style:style>
    <style:style style:name="T10" style:family="text">
      <style:text-properties fo:color="#6aab73" loext:opacity="100%" style:font-name="JetBrains Mono" fo:font-size="11.5pt" fo:font-style="normal" fo:font-weight="normal" style:font-size-asian="11.5pt" style:font-style-asian="normal" style:font-weight-asian="normal"/>
    </style:style>
    <style:style style:name="T11" style:family="text">
      <style:text-properties style:text-line-through-style="none" style:text-line-through-type="none" officeooo:rsid="000e9c0d"/>
    </style:style>
    <style:style style:name="T12" style:family="text">
      <style:text-properties officeooo:rsid="0014f17c"/>
    </style:style>
    <style:style style:name="T13" style:family="text">
      <style:text-properties officeooo:rsid="0019afc0"/>
    </style:style>
    <style:style style:name="T14" style:family="text">
      <style:text-properties officeooo:rsid="001b21b1"/>
    </style:style>
    <style:style style:name="T15" style:family="text">
      <style:text-properties officeooo:rsid="001cafa3"/>
    </style:style>
    <style:style style:name="T16" style:family="text">
      <style:text-properties officeooo:rsid="001e5d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CELERY for background tasks and demo</text:p>
      <text:p text:style-name="P1"/>
      <text:p text:style-name="P1">1. Setup Celery in the project:</text:p>
      <text:p text:style-name="P1">- Create docker-compose.yaml with needed images – django (Python) image, Celery <text:span text:style-name="T3">worker </text:span>image, Redis image (other message brokers <text:span text:style-name="T1">also can be used</text:span>)</text:p>
      <text:p text:style-name="P1"/>
      <text:p text:style-name="P1">- <text:span text:style-name="T3">For Django project configuration of Docker file is:</text:span></text:p>
      <text:p text:style-name="P4"><text:tab/></text:p>
      <text:p text:style-name="P9"><text:span text:style-name="T4"><text:tab/>FROM </text:span><text:span text:style-name="T5">python:</text:span><text:span text:style-name="T7">3.12</text:span><text:span text:style-name="T4">-</text:span><text:span text:style-name="T5">slim-bullseye</text:span><text:line-break/><text:line-break/><text:tab/><text:span text:style-name="T4">WORKDIR /</text:span><text:span text:style-name="T5">polls_app</text:span><text:line-break/><text:line-break/><text:tab/><text:span text:style-name="T4">ENV </text:span><text:span text:style-name="T8">VIRTUAL_ENV</text:span><text:span text:style-name="T5">=</text:span><text:span text:style-name="T4">/</text:span><text:span text:style-name="T5">opt</text:span><text:span text:style-name="T4">/</text:span><text:span text:style-name="T5">venv</text:span><text:line-break/><text:line-break/><text:tab/><text:span text:style-name="T4">RUN </text:span><text:span text:style-name="T9">python3 </text:span><text:span text:style-name="T4">-</text:span><text:span text:style-name="T5">m venv $</text:span><text:span text:style-name="T8">VIRTUAL_ENV</text:span><text:line-break/><text:line-break/><text:tab/><text:span text:style-name="T4">ENV </text:span><text:span text:style-name="T8">PATH</text:span><text:span text:style-name="T5">=</text:span><text:span text:style-name="T10">"</text:span><text:span text:style-name="T5">$</text:span><text:span text:style-name="T8">VIRTUAL_ENV</text:span><text:span text:style-name="T10">/bin:</text:span><text:span text:style-name="T5">$</text:span><text:span text:style-name="T8">PATH</text:span><text:span text:style-name="T10">"</text:span><text:line-break/><text:line-break/><text:tab/><text:span text:style-name="T4">COPY </text:span><text:span text:style-name="T5">requirements.txt .</text:span></text:p>
      <text:p text:style-name="P9"><text:line-break/><text:tab/><text:span text:style-name="T4">RUN </text:span><text:span text:style-name="T9">pip </text:span><text:span text:style-name="T5">install </text:span><text:span text:style-name="T4">-</text:span><text:span text:style-name="T5">r requirements.txt</text:span><text:line-break/><text:line-break/><text:tab/><text:span text:style-name="T4">COPY </text:span><text:span text:style-name="T5">. .</text:span></text:p>
      <text:p text:style-name="P1"/>
      <text:p text:style-name="P13">This run docker container with our project in virtual environment. Venv in this case provide a<text:span text:style-name="T13">d</text:span>ditional layer of isolation of the project from the environment.</text:p>
      <text:p text:style-name="P13"/>
      <text:p text:style-name="P11">- App configuration in docker-compose.yaml:</text:p>
      <text:p text:style-name="P8"><text:span text:style-name="T11"><text:tab/></text:span><text:span text:style-name="T4">django</text:span><text:span text:style-name="T5">:</text:span><text:line-break/><text:span text:style-name="T5"> <text:s/><text:tab/><text:tab/></text:span><text:span text:style-name="T4">build</text:span><text:span text:style-name="T5">: ./</text:span><text:line-break/><text:span text:style-name="T5"> <text:s/><text:tab/><text:tab/></text:span><text:span text:style-name="T4">container_name</text:span><text:span text:style-name="T5">: celery_demo</text:span><text:line-break/><text:span text:style-name="T5"> <text:s/><text:tab/><text:tab/></text:span><text:span text:style-name="T4">ports</text:span><text:span text:style-name="T5">:</text:span><text:line-break/><text:span text:style-name="T5"> <text:s text:c="3"/><text:tab/><text:tab/><text:tab/>- </text:span><text:span text:style-name="T10">"8000:8001"</text:span><text:line-break/><text:span text:style-name="T10"> <text:s/><text:tab/><text:tab/></text:span><text:span text:style-name="T4">command</text:span><text:span text:style-name="T5">: [</text:span><text:span text:style-name="T10">"/opt/venv/bin/python"</text:span><text:span text:style-name="T5">, </text:span><text:span text:style-name="T10">"manage.py"</text:span><text:span text:style-name="T5">, </text:span><text:span text:style-name="T10">"runserver"</text:span><text:span text:style-name="T5">, <text:tab/></text:span><text:span text:style-name="T10">"0.0.0.0:8000"</text:span><text:span text:style-name="T5">]</text:span><text:line-break/><text:span text:style-name="T5"> <text:s/><text:tab/><text:tab/></text:span><text:span text:style-name="T4">volumes</text:span><text:span text:style-name="T5">:</text:span><text:line-break/><text:span text:style-name="T5"> <text:s text:c="3"/><text:tab/><text:tab/><text:tab/>- ./:/celery_demo</text:span><text:line-break/><text:span text:style-name="T5"> <text:s/><text:tab/><text:tab/></text:span><text:span text:style-name="T4">env_file</text:span><text:span text:style-name="T5">:</text:span><text:line-break/><text:span text:style-name="T5"> <text:s text:c="3"/><text:tab/><text:tab/><text:tab/>- ./env/django.env</text:span><text:line-break/><text:span text:style-name="T5"> <text:s/><text:tab/><text:tab/></text:span><text:span text:style-name="T4">stdin_open</text:span><text:span text:style-name="T5">: true</text:span><text:line-break/><text:span text:style-name="T5"> <text:s/><text:tab/><text:tab/></text:span><text:span text:style-name="T4">tty</text:span><text:span text:style-name="T5">: true</text:span><text:line-break/><text:span text:style-name="T5"> <text:s/><text:tab/><text:tab/></text:span><text:span text:style-name="T4">depends_on</text:span><text:span text:style-name="T5">:</text:span><text:line-break/><text:span text:style-name="T5"> <text:s text:c="3"/><text:tab/><text:tab/><text:tab/>- redis</text:span></text:p>
      <text:p text:style-name="P10"/>
      <text:p text:style-name="P11"/>
      <text:p text:style-name="P2">- <text:span text:style-name="T2">For Redis in developer environment password may not be set, but in production Redis should have password set, if no password is set in production everyone can access </text:span><text:span text:style-name="T3">Redis</text:span><text:span text:style-name="T2"> and that raise security concerns. </text:span><text:span text:style-name="T14">How to set and utilize password????</text:span><text:span text:style-name="T2">. </text:span><text:span text:style-name="T3">Configuration of the image is simple:</text:span></text:p>
      <text:p text:style-name="P3"><text:tab/></text:p>
      <text:p text:style-name="P6"><text:span text:style-name="T4"><text:tab/>redis</text:span><text:span text:style-name="T5">:</text:span><text:line-break/><text:span text:style-name="T5"> <text:s/><text:tab/><text:tab/></text:span><text:span text:style-name="T4">image</text:span><text:span text:style-name="T5">: redis:7-alpine</text:span><text:line-break/><text:span text:style-name="T5"> <text:s/><text:tab/><text:tab/></text:span><text:span text:style-name="T4">container_name</text:span><text:span text:style-name="T5">: redis</text:span><text:line-break/><text:span text:style-name="T5"> <text:s/></text:span></text:p>
      <text:p text:style-name="P2"><text:soft-page-break/></text:p>
      <text:p text:style-name="P2"/>
      <text:p text:style-name="P2">- <text:span text:style-name="T3">Celery image is deprecated and Python image </text:span><text:span text:style-name="T12">should be used</text:span><text:span text:style-name="T3">. To created Celery worker in docker container we use code base of our project, so mostly the configuration of worker is same as configuration of django project.</text:span></text:p>
      <text:p text:style-name="P5"><text:tab/></text:p>
      <text:p text:style-name="P12"><text:span text:style-name="T4"><text:tab/>celery</text:span><text:span text:style-name="T5">:</text:span><text:line-break/><text:span text:style-name="T5"> <text:s/><text:tab/><text:tab/></text:span><text:span text:style-name="T4">build</text:span><text:span text:style-name="T5">: ./</text:span><text:line-break/><text:span text:style-name="T5"> <text:s/><text:tab/><text:tab/></text:span><text:span text:style-name="T4">container_name</text:span><text:span text:style-name="T5">: celery_worker</text:span></text:p>
      <text:p text:style-name="P12"><text:span text:style-name="T5"><text:tab/><text:tab/></text:span><text:span text:style-name="T4">command</text:span><text:span text:style-name="T5">: celery --app=celery_demo worker -l INFO --</text:span><text:span text:style-name="T6">concurrency=2</text:span><text:line-break/><text:span text:style-name="T5"> <text:s/><text:tab/><text:tab/></text:span><text:span text:style-name="T4">volumes</text:span><text:span text:style-name="T5">:</text:span><text:line-break/><text:span text:style-name="T5"> <text:s text:c="3"/><text:tab/><text:tab/><text:tab/>- ./:/celery_demo</text:span><text:line-break/><text:span text:style-name="T5"> <text:s/><text:tab/><text:tab/></text:span><text:span text:style-name="T4">env_file</text:span><text:span text:style-name="T5">:</text:span><text:line-break/><text:span text:style-name="T5"> <text:s text:c="3"/><text:tab/><text:tab/><text:tab/>- ./env/django.env</text:span><text:line-break/><text:span text:style-name="T5"> <text:s/><text:tab/><text:tab/></text:span><text:span text:style-name="T4">depends_on</text:span><text:span text:style-name="T5">:</text:span><text:line-break/><text:span text:style-name="T5"> <text:s text:c="3"/><text:tab/><text:tab/><text:tab/>- redis</text:span></text:p>
      <text:p text:style-name="P2"/>
      <text:p text:style-name="P16">- Set up of settings.py in the project:</text:p>
      <text:p text:style-name="P14"><text:tab/></text:p>
      <text:p text:style-name="P15"><text:span text:style-name="T5"><text:tab/>CELERY_BROKER_URL = </text:span><text:span text:style-name="T10">"redis://redis:6379/0"</text:span><text:line-break/><text:tab/><text:span text:style-name="T5">CELERY_RESULT_BACKEND = </text:span><text:span text:style-name="T10">"redis://redis:6379/0"</text:span><text:line-break/><text:tab/><text:span text:style-name="T5">CELERY_ACCEPT_CONTENT = [</text:span><text:span text:style-name="T10">'json'</text:span><text:span text:style-name="T5">]</text:span><text:line-break/><text:tab/><text:span text:style-name="T5">CELERY_TASK_SERIALIZER = </text:span><text:span text:style-name="T10">'json'</text:span><text:line-break/><text:tab/><text:span text:style-name="T5">CELERY_RESULT_SERIALIZER = </text:span><text:span text:style-name="T10">'json'</text:span><text:line-break/><text:tab/><text:span text:style-name="T5">CELERY_TIMEZONE = </text:span><text:span text:style-name="T10">'UTC'</text:span></text:p>
      <text:p text:style-name="P17"/>
      <text:p text:style-name="P16">- <text:span text:style-name="T15">Celery workers can have queues for their tasks, tasks can have priority levels.</text:span></text:p>
      <text:p text:style-name="P18">- Celery tasks can be grouped or chained. Difference is that when they are grouped, grouped tasks will be executed randomly. When chained tasks will be executed in specific order we determine. What is dow mostly when tasks have dependencies between them and for example task2 need the result of task 1.</text:p>
      <text:p text:style-name="P18"/>
      <text:p text:style-name="P18">- <text:span text:style-name="T16">Celery workers can be scaled depends on load. Most of the time server providers offer aoutomatic scaling.</text:span></text:p>
      <text:p text:style-name="P7"><text:s/></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4:57:34.146373304</meta:creation-date>
    <meta:editing-duration>PT50M16S</meta:editing-duration>
    <meta:editing-cycles>5</meta:editing-cycles>
    <meta:generator>LibreOffice/7.3.7.2$Linux_X86_64 LibreOffice_project/30$Build-2</meta:generator>
    <dc:date>2024-06-23T23:25:27.279705449</dc:date>
    <meta:document-statistic meta:table-count="0" meta:image-count="0" meta:object-count="0" meta:page-count="2" meta:paragraph-count="24" meta:word-count="346" meta:character-count="2561" meta:non-whitespace-character-count="2087"/>
  </office:meta>
</office:document-meta>
</file>